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P75" style:parent-style-name="Textbody" style:family="paragraph">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P79" style:parent-style-name="Textbody" style:family="paragraph">
      <style:text-properties fo:font-style="italic" style:font-style-asian="italic" style:font-style-complex="italic" fo:color="#000000" fo:language="de" fo:country="DE"/>
    </style:style>
    <style:style style:name="P80" style:parent-style-name="Textbody" style:family="paragraph">
      <style:text-properties fo:font-style="italic" style:font-style-asian="italic" style:font-style-complex="italic" fo:color="#3465A4" fo:language="de" fo:country="DE"/>
    </style:style>
    <style:style style:name="T81" style:parent-style-name="DefaultParagraphFont" style:family="text">
      <style:text-properties fo:font-size="18pt" style:font-size-asian="18pt" style:font-size-complex="18pt"/>
    </style:style>
    <style:style style:name="T82" style:parent-style-name="Absatz-Standardschriftart" style:family="text">
      <style:text-properties fo:font-size="18pt" style:font-size-asian="18pt" style:font-size-complex="18pt" fo:language="en" fo:country="DE"/>
    </style:style>
    <style:style style:name="T83" style:parent-style-name="Absatz-Standardschriftart" style:family="text">
      <style:text-properties fo:font-size="18pt" style:font-size-asian="18pt" style:font-size-complex="18pt"/>
    </style:style>
    <style:style style:name="T84" style:parent-style-name="Absatz-Standardschriftart" style:family="text">
      <style:text-properties fo:language="de" fo:country="DE"/>
    </style:style>
    <style:style style:name="P85" style:parent-style-name="Textbody" style:family="paragraph">
      <style:text-properties fo:font-style="italic" style:font-style-asian="italic" style:font-style-complex="italic" fo:color="#3465A4" fo:language="de" fo:country="DE"/>
    </style:style>
    <style:style style:name="P86" style:parent-style-name="Textbody" style:family="paragraph">
      <style:text-properties fo:font-style="italic" style:font-style-asian="italic" style:font-style-complex="italic" fo:color="#000000" fo:language="de" fo:country="DE"/>
    </style:style>
    <style:style style:name="P87" style:parent-style-name="Textbody" style:family="paragraph">
      <style:text-properties fo:font-style="italic" style:font-style-asian="italic" style:font-style-complex="italic" fo:color="#000000" fo:language="de" fo:country="DE"/>
    </style:style>
    <style:style style:name="P88" style:parent-style-name="Textbody" style:family="paragraph">
      <style:text-properties fo:font-style="italic" style:font-style-asian="italic" style:font-style-complex="italic" fo:color="#000000" fo:language="de" fo:country="DE"/>
    </style:style>
    <style:style style:name="P89" style:parent-style-name="Textbody" style:family="paragraph">
      <style:text-properties fo:font-style="italic" style:font-style-asian="italic" style:font-style-complex="italic" fo:color="#000000"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Überschrift3" style:family="paragraph">
      <style:text-properties fo:language="de" fo:country="DE"/>
    </style:style>
    <style:style style:name="P92" style:parent-style-name="Textbody" style:family="paragraph">
      <style:text-properties fo:font-style="italic" style:font-style-asian="italic" style:font-style-complex="italic" fo:color="#3465A4" fo:language="de" fo:country="DE"/>
    </style:style>
    <style:style style:name="P93" style:parent-style-name="Textbody" style:family="paragraph">
      <style:text-properties fo:font-style="italic" style:font-style-asian="italic" style:font-style-complex="italic" fo:color="#000000" fo:language="de" fo:country="DE"/>
    </style:style>
    <style:style style:name="P94" style:parent-style-name="Überschrift4" style:family="paragraph">
      <style:text-properties fo:language="de" fo:country="DE"/>
    </style:style>
    <style:style style:name="T95" style:parent-style-name="Absatz-Standardschriftart" style:family="text">
      <style:text-properties fo:language="de" fo:country="DE"/>
    </style:style>
    <style:style style:name="T96" style:parent-style-name="Absatz-Standardschriftart" style:family="text">
      <style:text-properties fo:language="en" fo:country="DE"/>
    </style:style>
    <style:style style:name="T97" style:parent-style-name="Absatz-Standardschriftart" style:family="text">
      <style:text-properties fo:language="de" fo:country="DE"/>
    </style:style>
    <style:style style:name="P98" style:parent-style-name="Überschrift4" style:family="paragraph">
      <style:text-properties fo:language="de" fo:country="DE"/>
    </style:style>
    <style:style style:name="P99" style:parent-style-name="Textbody" style:family="paragraph">
      <style:text-properties fo:language="de" fo:country="DE"/>
    </style:style>
    <style:style style:name="P100" style:parent-style-name="Textbody" style:family="paragraph">
      <style:text-properties fo:language="de" fo:country="DE"/>
    </style:style>
    <style:style style:name="T101" style:parent-style-name="Absatz-Standardschriftart" style:family="text">
      <style:text-properties fo:language="de" fo:country="DE"/>
    </style:style>
    <style:style style:name="P102" style:parent-style-name="Überschrift4" style:family="paragraph">
      <style:text-properties fo:language="de" fo:country="DE"/>
    </style:style>
    <style:style style:name="P103" style:parent-style-name="Überschrift4" style:family="paragraph">
      <style:text-properties fo:language="de" fo:country="DE"/>
    </style:style>
    <style:style style:name="P104" style:parent-style-name="Überschrift4" style:family="paragraph">
      <style:text-properties fo:language="de" fo:country="DE"/>
    </style:style>
    <style:style style:name="P105" style:parent-style-name="Textbody" style:family="paragraph">
      <style:text-properties fo:language="en" fo:country="DE"/>
    </style:style>
    <style:style style:name="T106" style:parent-style-name="DefaultParagraphFont" style:family="text">
      <style:text-properties fo:language="de" fo:country="DE"/>
    </style:style>
    <style:style style:name="P107" style:parent-style-name="Textbody" style:family="paragraph">
      <style:text-properties fo:language="de" fo:country="DE"/>
    </style:style>
    <style:style style:name="P108" style:parent-style-name="Überschrift3" style:family="paragraph">
      <style:text-properties fo:language="de" fo:country="DE"/>
    </style:style>
    <style:style style:name="P109" style:parent-style-name="Textbody" style:family="paragraph">
      <style:text-properties fo:font-style="italic" style:font-style-asian="italic" style:font-style-complex="italic" fo:color="#3465A4" fo:language="de" fo:country="DE"/>
    </style:style>
    <style:style style:name="T110" style:parent-style-name="Absatz-Standardschriftart" style:family="text">
      <style:text-properties fo:font-style="italic" style:font-style-asian="italic" style:font-style-complex="italic" fo:color="#000000" fo:language="de" fo:country="DE"/>
    </style:style>
    <style:style style:name="T111" style:parent-style-name="Absatz-Standardschriftart" style:family="text">
      <style:text-properties fo:font-style="italic" style:font-style-asian="italic" style:font-style-complex="italic" fo:color="#000000" fo:language="de" fo:country="DE"/>
    </style:style>
    <style:style style:name="T112" style:parent-style-name="Absatz-Standardschriftart" style:family="text">
      <style:text-properties fo:font-style="italic" style:font-style-asian="italic" style:font-style-complex="italic" fo:color="#3465A4" fo:language="de" fo:country="DE"/>
    </style:style>
    <style:style style:name="P113" style:parent-style-name="Überschrift4" style:family="paragraph">
      <style:text-properties fo:language="de" fo:country="DE"/>
    </style:style>
    <style:style style:name="T114" style:parent-style-name="Absatz-Standardschriftart" style:family="text">
      <style:text-properties fo:language="de" fo:country="DE"/>
    </style:style>
    <style:style style:name="T115" style:parent-style-name="Absatz-Standardschriftart" style:family="text">
      <style:text-properties fo:language="de" fo:country="DE"/>
    </style:style>
    <style:style style:name="P116" style:parent-style-name="Überschrift4" style:family="paragraph">
      <style:text-properties fo:language="de" fo:country="DE"/>
    </style:style>
    <style:style style:name="P117" style:parent-style-name="Textbody" style:family="paragraph">
      <style:text-properties fo:font-style="italic" style:font-style-asian="italic" style:font-style-complex="italic" fo:language="de" fo:country="DE"/>
    </style:style>
    <style:style style:name="T118" style:parent-style-name="Absatz-Standardschriftart" style:family="text">
      <style:text-properties fo:font-style="italic" style:font-style-asian="italic" style:font-style-complex="italic" fo:language="de" fo:country="DE"/>
    </style:style>
    <style:style style:name="P119" style:parent-style-name="Überschrift1" style:family="paragraph">
      <style:text-properties fo:language="de" fo:country="DE"/>
    </style:style>
    <style:style style:name="P120" style:parent-style-name="Überschrift3" style:family="paragraph">
      <style:text-properties fo:language="de" fo:country="DE"/>
    </style:style>
    <style:style style:name="P121" style:parent-style-name="Textbody" style:family="paragraph">
      <style:text-properties fo:font-style="italic" style:font-style-asian="italic" style:font-style-complex="italic" fo:color="#3465A4" fo:language="de" fo:country="DE"/>
    </style:style>
    <style:style style:name="P122" style:parent-style-name="Überschrift4" style:family="paragraph">
      <style:text-properties fo:language="de" fo:country="DE"/>
    </style:style>
    <style:style style:name="T123" style:parent-style-name="DefaultParagraphFont" style:family="text">
      <style:text-properties fo:color="#000000" fo:language="de" fo:country="DE"/>
    </style:style>
    <style:style style:name="T124" style:parent-style-name="DefaultParagraphFont" style:family="text">
      <style:text-properties fo:color="#000000" fo:language="de" fo:country="DE"/>
    </style:style>
    <style:style style:name="T125" style:parent-style-name="DefaultParagraphFont" style:family="text">
      <style:text-properties fo:language="en" fo:country="DE"/>
    </style:style>
    <style:style style:name="P126" style:parent-style-name="Textbody" style:family="paragraph">
      <style:text-properties fo:color="#000000" fo:language="de" fo:country="DE"/>
    </style:style>
    <style:style style:name="P127" style:parent-style-name="Überschrift4" style:family="paragraph">
      <style:text-properties fo:language="de" fo:country="DE"/>
    </style:style>
    <style:style style:name="T128" style:parent-style-name="DefaultParagraphFont" style:family="text">
      <style:text-properties fo:language="en" fo:country="DE"/>
    </style:style>
    <style:style style:name="T129" style:parent-style-name="DefaultParagraphFont" style:family="text">
      <style:text-properties fo:color="#000000" fo:language="de" fo:country="DE"/>
    </style:style>
    <style:style style:name="P130" style:parent-style-name="Überschrift4" style:family="paragraph">
      <style:text-properties fo:language="de" fo:country="DE"/>
    </style:style>
    <style:style style:name="P131" style:parent-style-name="Überschrift4" style:family="paragraph">
      <style:text-properties fo:language="de" fo:country="DE"/>
    </style:style>
    <style:style style:name="P132" style:parent-style-name="Überschrift4" style:family="paragraph">
      <style:text-properties fo:language="de" fo:country="DE"/>
    </style:style>
    <style:style style:name="P133" style:parent-style-name="Überschrift4" style:family="paragraph">
      <style:text-properties fo:language="de" fo:country="DE"/>
    </style:style>
    <style:style style:name="P134" style:parent-style-name="Überschrift4" style:family="paragraph">
      <style:text-properties fo:language="de" fo:country="DE"/>
    </style:style>
    <style:style style:name="P135" style:parent-style-name="Überschrift4" style:family="paragraph">
      <style:text-properties fo:language="de" fo:country="DE"/>
    </style:style>
    <style:style style:name="P136" style:parent-style-name="Überschrift4" style:family="paragraph">
      <style:text-properties fo:language="de" fo:country="DE"/>
    </style:style>
    <style:style style:name="P137" style:parent-style-name="Überschrift4" style:family="paragraph">
      <style:text-properties fo:language="de" fo:country="DE"/>
    </style:style>
    <style:style style:name="P138" style:parent-style-name="Überschrift4" style:family="paragraph">
      <style:text-properties fo:language="de" fo:country="DE"/>
    </style:style>
    <style:style style:name="T139" style:parent-style-name="DefaultParagraphFont" style:family="text">
      <style:text-properties fo:language="de" fo:country="DE"/>
    </style:style>
    <style:style style:name="P140" style:parent-style-name="Überschrift3" style:family="paragraph">
      <style:text-properties fo:language="de" fo:country="DE"/>
    </style:style>
    <style:style style:name="P141" style:parent-style-name="Textbody" style:family="paragraph">
      <style:text-properties fo:font-style="italic" style:font-style-asian="italic" style:font-style-complex="italic" fo:color="#3465A4" fo:language="de" fo:country="DE"/>
    </style:style>
    <style:style style:name="P142" style:parent-style-name="Überschrift4" style:family="paragraph">
      <style:text-properties fo:color="#000000" fo:language="de" fo:country="DE"/>
    </style:style>
    <style:style style:name="P143" style:parent-style-name="Überschrift4" style:family="paragraph">
      <style:text-properties fo:color="#000000" fo:language="de" fo:country="DE"/>
    </style:style>
    <style:style style:name="P144" style:parent-style-name="Überschrift4" style:family="paragraph">
      <style:text-properties fo:color="#000000" fo:language="de" fo:country="DE"/>
    </style:style>
    <style:style style:name="T145" style:parent-style-name="DefaultParagraphFont" style:family="text">
      <style:text-properties fo:language="en" fo:country="DE"/>
    </style:style>
    <style:style style:name="P146" style:parent-style-name="Überschrift4" style:family="paragraph">
      <style:text-properties fo:color="#000000" fo:language="de" fo:country="DE"/>
    </style:style>
    <style:style style:name="P147" style:parent-style-name="Überschrift4" style:family="paragraph">
      <style:text-properties fo:color="#000000" fo:language="de" fo:country="DE"/>
    </style:style>
    <style:style style:name="T148" style:parent-style-name="Absatz-Standardschriftart" style:family="text">
      <style:text-properties fo:color="#000000" fo:language="de" fo:country="DE"/>
    </style:style>
    <style:style style:name="T149" style:parent-style-name="Absatz-Standardschriftart" style:family="text">
      <style:text-properties fo:color="#000000" fo:language="de" fo:country="DE"/>
    </style:style>
    <style:style style:name="T150" style:parent-style-name="Absatz-Standardschriftart" style:family="text">
      <style:text-properties fo:color="#000000" fo:language="en" fo:country="DE"/>
    </style:style>
    <style:style style:name="T151" style:parent-style-name="Hyperlink" style:family="text">
      <style:text-properties fo:language="en" fo:country="DE"/>
    </style:style>
    <style:style style:name="T152" style:parent-style-name="Absatz-Standardschriftart" style:family="text">
      <style:text-properties fo:color="#000000" fo:language="de" fo:country="DE"/>
    </style:style>
    <style:style style:name="P153" style:parent-style-name="Textbody" style:family="paragraph">
      <style:text-properties fo:font-style="italic" style:font-style-asian="italic" style:font-style-complex="italic" fo:color="#000000" fo:language="de" fo:country="DE"/>
    </style:style>
    <style:style style:name="T154" style:parent-style-name="DefaultParagraphFont" style:family="text">
      <style:text-properties fo:font-style="italic" style:font-style-asian="italic" style:font-style-complex="italic" fo:color="#000000" fo:language="de" fo:country="DE"/>
    </style:style>
    <style:style style:name="T155" style:parent-style-name="DefaultParagraphFont" style:family="text">
      <style:text-properties fo:font-style="italic" style:font-style-asian="italic" style:font-style-complex="italic" fo:color="#000000" fo:language="de" fo:country="DE"/>
    </style:style>
    <style:style style:name="P156" style:parent-style-name="Überschrift3" style:family="paragraph">
      <style:text-properties fo:language="de" fo:country="DE"/>
    </style:style>
    <style:style style:name="T157" style:parent-style-name="Absatz-Standardschriftart" style:family="text">
      <style:text-properties fo:font-style="italic" style:font-style-asian="italic" style:font-style-complex="italic" fo:color="#3465A4" fo:language="de" fo:country="DE"/>
    </style:style>
    <style:style style:name="T15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59" style:parent-style-name="Absatz-Standardschriftart" style:family="text">
      <style:text-properties fo:font-style="italic" style:font-style-asian="italic" style:font-style-complex="italic" fo:color="#3465A4" fo:language="de" fo:country="DE"/>
    </style:style>
    <style:style style:name="P160" style:parent-style-name="Textbody" style:family="paragraph">
      <style:text-properties fo:font-style="italic" style:font-style-asian="italic" style:font-style-complex="italic" fo:color="#3465A4" fo:language="de" fo:country="DE"/>
    </style:style>
    <style:style style:name="P161" style:parent-style-name="Überschrift4" style:family="paragraph">
      <style:text-properties fo:language="de" fo:country="DE"/>
    </style:style>
    <style:style style:name="T162" style:parent-style-name="DefaultParagraphFont" style:family="text">
      <style:text-properties fo:language="de" fo:country="DE"/>
    </style:style>
    <style:style style:name="T163" style:parent-style-name="DefaultParagraphFont" style:family="text">
      <style:text-properties fo:language="de" fo:country="DE"/>
    </style:style>
    <style:style style:name="P164" style:parent-style-name="Überschrift4" style:family="paragraph">
      <style:text-properties fo:language="de" fo:country="DE"/>
    </style:style>
    <style:style style:name="P165" style:parent-style-name="Überschrift4" style:family="paragraph">
      <style:text-properties fo:language="de" fo:country="DE"/>
    </style:style>
    <style:style style:name="T166" style:parent-style-name="DefaultParagraphFont" style:family="text">
      <style:text-properties fo:language="de" fo:country="DE"/>
    </style:style>
    <style:style style:name="T167" style:parent-style-name="DefaultParagraphFont" style:family="text">
      <style:text-properties fo:language="en" fo:country="DE"/>
    </style:style>
    <style:style style:name="T168" style:parent-style-name="DefaultParagraphFont" style:family="text">
      <style:text-properties fo:language="de" fo:country="DE"/>
    </style:style>
    <style:style style:name="T169" style:parent-style-name="DefaultParagraphFont" style:family="text">
      <style:text-properties fo:language="en" fo:country="DE"/>
    </style:style>
    <style:style style:name="T170" style:parent-style-name="DefaultParagraphFont" style:family="text">
      <style:text-properties fo:language="de" fo:country="DE"/>
    </style:style>
    <style:style style:name="T171" style:parent-style-name="DefaultParagraphFont" style:family="text">
      <style:text-properties fo:language="de" fo:country="DE"/>
    </style:style>
    <style:style style:name="P172" style:parent-style-name="NormalWeb" style:list-style-name="LFO2" style:family="paragraph"/>
    <style:style style:name="P173" style:parent-style-name="NormalWeb" style:list-style-name="LFO2" style:family="paragraph"/>
    <style:style style:name="P174" style:parent-style-name="NormalWeb" style:list-style-name="LFO2" style:family="paragraph"/>
    <style:style style:name="P175" style:parent-style-name="NormalWeb" style:family="paragraph">
      <style:paragraph-properties fo:margin-left="0.25in">
        <style:tab-stops/>
      </style:paragraph-properties>
    </style:style>
    <style:style style:name="P176" style:parent-style-name="Überschrift3" style:family="paragraph">
      <style:text-properties fo:language="de" fo:country="DE"/>
    </style:style>
    <style:style style:name="P177" style:parent-style-name="Textbody" style:family="paragraph">
      <style:text-properties fo:font-style="italic" style:font-style-asian="italic" style:font-style-complex="italic" fo:color="#3465A4" fo:language="de" fo:country="DE"/>
    </style:style>
    <style:style style:name="P178" style:parent-style-name="Überschrift4" style:family="paragraph">
      <style:text-properties fo:language="de" fo:country="DE"/>
    </style:style>
    <style:style style:name="T179" style:parent-style-name="DefaultParagraphFont" style:family="text">
      <style:text-properties fo:language="en" fo:country="DE"/>
    </style:style>
    <style:style style:name="T180" style:parent-style-name="DefaultParagraphFont" style:family="text">
      <style:text-properties fo:language="en" fo:country="DE"/>
    </style:style>
    <style:style style:name="T181" style:parent-style-name="DefaultParagraphFont" style:family="text">
      <style:text-properties fo:language="en" fo:country="DE"/>
    </style:style>
    <style:style style:name="P182" style:parent-style-name="Textbody" style:family="paragraph">
      <style:text-properties fo:language="en" fo:country="DE"/>
    </style:style>
    <style:style style:name="T183" style:parent-style-name="DefaultParagraphFont" style:family="text">
      <style:text-properties fo:language="en" fo:country="DE"/>
    </style:style>
    <style:style style:name="P184" style:parent-style-name="Überschrift4" style:family="paragraph">
      <style:text-properties fo:language="de" fo:country="DE"/>
    </style:style>
    <style:style style:name="T185" style:parent-style-name="DefaultParagraphFont" style:family="text">
      <style:text-properties fo:language="de" fo:country="DE"/>
    </style:style>
    <style:style style:name="P186" style:parent-style-name="Überschrift1" style:family="paragraph">
      <style:text-properties fo:language="de" fo:country="DE"/>
    </style:style>
    <style:style style:name="T187" style:parent-style-name="Absatz-Standardschriftart" style:family="text">
      <style:text-properties fo:language="de" fo:country="DE"/>
    </style:style>
    <style:style style:name="T188" style:parent-style-name="Absatz-Standardschriftart" style:family="text">
      <style:text-properties fo:color="#C9211E" fo:language="de" fo:country="DE"/>
    </style:style>
    <style:style style:name="T189" style:parent-style-name="Absatz-Standardschriftart" style:family="text">
      <style:text-properties fo:language="de" fo:country="DE"/>
    </style:style>
    <style:style style:name="T190" style:parent-style-name="Absatz-Standardschriftart" style:family="text">
      <style:text-properties fo:font-style="italic" style:font-style-asian="italic" style:font-style-complex="italic" fo:color="#3465A4" fo:language="de" fo:country="DE"/>
    </style:style>
    <style:style style:name="T19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92" style:parent-style-name="Absatz-Standardschriftart" style:family="text">
      <style:text-properties fo:font-style="italic" style:font-style-asian="italic" style:font-style-complex="italic" fo:color="#3465A4" fo:language="de" fo:country="DE"/>
    </style:style>
    <style:style style:name="P193" style:parent-style-name="Überschrift3" style:family="paragraph">
      <style:text-properties fo:language="de" fo:country="DE"/>
    </style:style>
    <style:style style:name="P194" style:parent-style-name="Textbody" style:family="paragraph">
      <style:text-properties fo:font-style="italic" style:font-style-asian="italic" style:font-style-complex="italic" fo:color="#3465A4" fo:language="de" fo:country="DE"/>
    </style:style>
    <style:style style:name="P195" style:parent-style-name="Textbody" style:family="paragraph">
      <style:text-properties fo:font-style="italic" style:font-style-asian="italic" style:font-style-complex="italic" fo:color="#3465A4" fo:language="de" fo:country="DE"/>
    </style:style>
    <style:style style:name="P196" style:parent-style-name="Überschrift3" style:family="paragraph">
      <style:text-properties fo:language="de" fo:country="DE"/>
    </style:style>
    <style:style style:name="P197" style:parent-style-name="Textbody" style:family="paragraph">
      <style:text-properties fo:font-style="italic" style:font-style-asian="italic" style:font-style-complex="italic" fo:color="#3465A4" fo:language="de" fo:country="DE"/>
    </style:style>
    <style:style style:name="T198" style:parent-style-name="Absatz-Standardschriftart" style:family="text">
      <style:text-properties fo:font-size="18pt" style:font-size-asian="18pt" style:font-size-complex="18pt"/>
    </style:style>
    <style:style style:name="P199" style:parent-style-name="Textbody" style:family="paragraph">
      <style:text-properties fo:font-style="italic" style:font-style-asian="italic" style:font-style-complex="italic" fo:color="#3465A4" fo:language="de" fo:country="DE"/>
    </style:style>
    <style:style style:name="TableColumn201" style:family="table-column">
      <style:table-column-properties style:column-width="2.2527in" style:use-optimal-column-width="false"/>
    </style:style>
    <style:style style:name="TableColumn202" style:family="table-column">
      <style:table-column-properties style:column-width="4.6722in" style:use-optimal-column-width="false"/>
    </style:style>
    <style:style style:name="Table200" style:family="table">
      <style:table-properties style:width="6.925in" fo:margin-left="0in" table:align="left"/>
    </style:style>
    <style:style style:name="TableRow203" style:family="table-row">
      <style:table-row-properties style:use-optimal-row-height="false"/>
    </style:style>
    <style:style style:name="TableCell2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0.0034in solid #000000" style:writing-mode="lr-tb" fo:padding-top="0.0381in" fo:padding-left="0.0381in" fo:padding-bottom="0.0381in" fo:padding-right="0.0381in"/>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fo:font-style="italic" style:font-style-asian="italic" style:font-style-complex="italic" fo:color="#3465A4"/>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Textbody" style:family="paragraph">
      <style:text-properties fo:font-style="italic" style:font-style-asian="italic" style:font-style-complex="italic"/>
    </style:style>
    <style:style style:name="P238" style:parent-style-name="Textbody" style:family="paragraph">
      <style:text-properties fo:font-style="italic" style:font-style-asian="italic" style:font-style-complex="italic" fo:color="#3465A4" fo:language="de" fo:country="DE"/>
    </style:style>
    <style:style style:name="P239" style:parent-style-name="Überschrift3" style:family="paragraph">
      <style:text-properties fo:language="de" fo:country="DE"/>
    </style:style>
    <style:style style:name="P240" style:parent-style-name="Textbody" style:family="paragraph">
      <style:text-properties fo:font-style="italic" style:font-style-asian="italic" style:font-style-complex="italic" fo:color="#3465A4" fo:language="de" fo:country="DE"/>
    </style:style>
    <style:style style:name="P241" style:parent-style-name="Überschrift3" style:family="paragraph">
      <style:text-properties fo:language="de" fo:country="DE"/>
    </style:style>
    <style:style style:name="P242" style:parent-style-name="Textbody" style:family="paragraph">
      <style:text-properties fo:font-style="italic" style:font-style-asian="italic" style:font-style-complex="italic" fo:color="#3465A4" fo:language="de" fo:country="DE"/>
    </style:style>
    <style:style style:name="P243" style:parent-style-name="Überschrift3" style:family="paragraph">
      <style:text-properties fo:language="de" fo:country="DE"/>
    </style:style>
    <style:style style:name="T244" style:parent-style-name="Absatz-Standardschriftart" style:family="text">
      <style:text-properties fo:font-style="italic" style:font-style-asian="italic" style:font-style-complex="italic" fo:color="#3465A4" fo:language="de" fo:country="DE"/>
    </style:style>
    <style:style style:name="T24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46" style:parent-style-name="Absatz-Standardschriftart" style:family="text">
      <style:text-properties fo:font-style="italic" style:font-style-asian="italic" style:font-style-complex="italic" fo:color="#3465A4" fo:language="de" fo:country="DE"/>
    </style:style>
    <style:style style:name="P247" style:parent-style-name="Textbody" style:family="paragraph">
      <style:text-properties fo:font-style="italic" style:font-style-asian="italic" style:font-style-complex="italic" fo:language="de" fo:country="DE"/>
    </style:style>
    <style:style style:name="P248" style:parent-style-name="Textbody" style:family="paragraph">
      <style:text-properties fo:font-style="italic" style:font-style-asian="italic" style:font-style-complex="italic" fo:color="#3465A4" fo:language="de" fo:country="DE"/>
    </style:style>
    <style:style style:name="TableColumn250" style:family="table-column">
      <style:table-column-properties style:column-width="1.6895in" style:use-optimal-column-width="false"/>
    </style:style>
    <style:style style:name="TableColumn251" style:family="table-column">
      <style:table-column-properties style:column-width="1.684in" style:use-optimal-column-width="false"/>
    </style:style>
    <style:style style:name="TableColumn252" style:family="table-column">
      <style:table-column-properties style:column-width="3.5513in" style:use-optimal-column-width="false"/>
    </style:style>
    <style:style style:name="Table249" style:family="table">
      <style:table-properties style:width="6.925in" fo:margin-left="0in" table:align="left"/>
    </style:style>
    <style:style style:name="TableRow253" style:family="table-row">
      <style:table-row-properties style:use-optimal-row-height="false"/>
    </style:style>
    <style:style style:name="TableCell254" style:family="table-cell">
      <style:table-cell-properties fo:border="none" style:writing-mode="lr-tb" fo:padding-top="0in" fo:padding-left="0.0069in" fo:padding-bottom="0in" fo:padding-right="0.0069in"/>
    </style:style>
    <style:style style:name="P255" style:parent-style-name="TableContents" style:family="paragraph">
      <style:text-properties fo:font-weight="bold" style:font-weight-asian="bold" style:font-weight-complex="bold"/>
    </style:style>
    <style:style style:name="TableCell256" style:family="table-cell">
      <style:table-cell-properties fo:border="none" style:writing-mode="lr-tb" fo:padding-top="0in" fo:padding-left="0.0069in" fo:padding-bottom="0in" fo:padding-right="0.0069in"/>
    </style:style>
    <style:style style:name="P257" style:parent-style-name="TableContents" style:family="paragraph">
      <style:text-properties fo:font-weight="bold" style:font-weight-asian="bold" style:font-weight-complex="bold"/>
    </style:style>
    <style:style style:name="TableCell258" style:family="table-cell">
      <style:table-cell-properties fo:border="none" style:writing-mode="lr-tb" fo:padding-top="0in" fo:padding-left="0.0069in" fo:padding-bottom="0in" fo:padding-right="0.0069in"/>
    </style:style>
    <style:style style:name="P259" style:parent-style-name="TableContents" style:family="paragraph">
      <style:text-properties fo:font-weight="bold" style:font-weight-asian="bold" style:font-weight-complex="bold"/>
    </style:style>
    <style:style style:name="TableRow260" style:family="table-row">
      <style:table-row-properties style:use-optimal-row-height="false"/>
    </style:style>
    <style:style style:name="TableCell261" style:family="table-cell">
      <style:table-cell-properties fo:border="none" style:writing-mode="lr-tb" fo:padding-top="0in" fo:padding-left="0.0069in" fo:padding-bottom="0in" fo:padding-right="0.0069in"/>
    </style:style>
    <style:style style:name="TableCell262" style:family="table-cell">
      <style:table-cell-properties fo:border="none" style:writing-mode="lr-tb" fo:padding-top="0in" fo:padding-left="0.0069in" fo:padding-bottom="0in" fo:padding-right="0.0069in"/>
    </style:style>
    <style:style style:name="P263" style:parent-style-name="TableContents" style:family="paragraph">
      <style:text-properties fo:language="de" fo:country="DE"/>
    </style:style>
    <style:style style:name="TableCell264" style:family="table-cell">
      <style:table-cell-properties fo:border="none" style:writing-mode="lr-tb" fo:padding-top="0in" fo:padding-left="0.0069in" fo:padding-bottom="0in" fo:padding-right="0.0069in"/>
    </style:style>
    <style:style style:name="P265" style:parent-style-name="TableContents" style:family="paragraph">
      <style:text-properties fo:language="de" fo:country="DE"/>
    </style:style>
    <style:style style:name="TableRow266" style:family="table-row">
      <style:table-row-properties style:use-optimal-row-height="false"/>
    </style:style>
    <style:style style:name="TableCell267" style:family="table-cell">
      <style:table-cell-properties fo:border="none" style:writing-mode="lr-tb" fo:padding-top="0in" fo:padding-left="0.0069in" fo:padding-bottom="0in" fo:padding-right="0.0069in"/>
    </style:style>
    <style:style style:name="TableCell268" style:family="table-cell">
      <style:table-cell-properties fo:border="none" style:writing-mode="lr-tb" fo:padding-top="0in" fo:padding-left="0.0069in" fo:padding-bottom="0in" fo:padding-right="0.0069in"/>
    </style:style>
    <style:style style:name="P269" style:parent-style-name="TableContents" style:family="paragraph">
      <style:text-properties fo:language="de" fo:country="DE"/>
    </style:style>
    <style:style style:name="TableCell270" style:family="table-cell">
      <style:table-cell-properties fo:border="none" style:writing-mode="lr-tb" fo:padding-top="0in" fo:padding-left="0.0069in" fo:padding-bottom="0in" fo:padding-right="0.0069in"/>
    </style:style>
    <style:style style:name="P271" style:parent-style-name="TableContents" style:family="paragraph">
      <style:text-properties fo:language="de" fo:country="DE"/>
    </style:style>
    <style:style style:name="TableRow272" style:family="table-row">
      <style:table-row-properties style:use-optimal-row-height="false"/>
    </style:style>
    <style:style style:name="TableCell273" style:family="table-cell">
      <style:table-cell-properties fo:border="none" style:writing-mode="lr-tb" fo:padding-top="0in" fo:padding-left="0.0069in" fo:padding-bottom="0in" fo:padding-right="0.0069in"/>
    </style:style>
    <style:style style:name="TableCell274" style:family="table-cell">
      <style:table-cell-properties fo:border="none" style:writing-mode="lr-tb" fo:padding-top="0in" fo:padding-left="0.0069in" fo:padding-bottom="0in" fo:padding-right="0.0069in"/>
    </style:style>
    <style:style style:name="P275" style:parent-style-name="TableContents" style:family="paragraph">
      <style:text-properties fo:language="de" fo:country="DE"/>
    </style:style>
    <style:style style:name="TableCell276" style:family="table-cell">
      <style:table-cell-properties fo:border="none" style:writing-mode="lr-tb" fo:padding-top="0in" fo:padding-left="0.0069in" fo:padding-bottom="0in" fo:padding-right="0.0069in"/>
    </style:style>
    <style:style style:name="P277" style:parent-style-name="TableContents" style:family="paragraph">
      <style:text-properties fo:language="de" fo:country="DE"/>
    </style:style>
    <style:style style:name="TableRow278" style:family="table-row">
      <style:table-row-properties style:min-row-height="0.543in" style:use-optimal-row-height="false"/>
    </style:style>
    <style:style style:name="TableCell279" style:family="table-cell">
      <style:table-cell-properties fo:border="none" style:writing-mode="lr-tb" fo:padding-top="0in" fo:padding-left="0.0069in" fo:padding-bottom="0in" fo:padding-right="0.0069in"/>
    </style:style>
    <style:style style:name="TableCell280" style:family="table-cell">
      <style:table-cell-properties fo:border="none" style:writing-mode="lr-tb" fo:padding-top="0in" fo:padding-left="0.0069in" fo:padding-bottom="0in" fo:padding-right="0.0069in"/>
    </style:style>
    <style:style style:name="P281" style:parent-style-name="TableContents" style:family="paragraph">
      <style:text-properties fo:language="de" fo:country="DE"/>
    </style:style>
    <style:style style:name="TableCell282" style:family="table-cell">
      <style:table-cell-properties fo:border="none" style:writing-mode="lr-tb" fo:padding-top="0in" fo:padding-left="0.0069in" fo:padding-bottom="0in" fo:padding-right="0.0069in"/>
    </style:style>
    <style:style style:name="P283" style:parent-style-name="TableContents" style:family="paragraph">
      <style:text-properties fo:language="de" fo:country="DE"/>
    </style:style>
    <style:style style:name="P284" style:parent-style-name="Textbody" style:family="paragraph">
      <style:text-properties fo:font-style="italic" style:font-style-asian="italic" style:font-style-complex="italic" fo:language="de" fo:country="DE"/>
    </style:style>
    <style:style style:name="P285" style:parent-style-name="Textbody" style:family="paragraph">
      <style:text-properties fo:font-style="italic" style:font-style-asian="italic" style:font-style-complex="italic" fo:color="#3465A4" fo:language="de" fo:country="DE"/>
    </style:style>
    <style:style style:name="T286" style:parent-style-name="Absatz-Standardschriftart" style:family="text">
      <style:text-properties fo:font-style="italic" style:font-style-asian="italic" style:font-style-complex="italic" fo:color="#000000" fo:language="de" fo:country="DE"/>
    </style:style>
    <style:style style:name="T287" style:parent-style-name="Absatz-Standardschriftart" style:family="text">
      <style:text-properties fo:font-style="italic" style:font-style-asian="italic" style:font-style-complex="italic" fo:color="#000000" fo:language="de" fo:country="DE"/>
    </style:style>
    <style:style style:name="T288" style:parent-style-name="Absatz-Standardschriftart" style:family="text">
      <style:text-properties fo:language="de" fo:country="DE"/>
    </style:style>
    <style:style style:name="P289" style:parent-style-name="Überschrift3" style:family="paragraph">
      <style:text-properties fo:language="de" fo:country="DE"/>
    </style:style>
    <style:style style:name="P290" style:parent-style-name="Textbody" style:family="paragraph">
      <style:text-properties fo:font-style="italic" style:font-style-asian="italic" style:font-style-complex="italic" fo:color="#3465A4" fo:language="de" fo:country="DE"/>
    </style:style>
    <style:style style:name="P291" style:parent-style-name="Textbody" style:family="paragraph">
      <style:text-properties fo:font-style="italic" style:font-style-asian="italic" style:font-style-complex="italic" fo:color="#000000" fo:language="de" fo:country="DE"/>
    </style:style>
    <style:style style:name="P292" style:parent-style-name="Textbody" style:family="paragraph">
      <style:text-properties fo:font-style="italic" style:font-style-asian="italic" style:font-style-complex="italic" fo:color="#000000" fo:language="de" fo:country="DE"/>
    </style:style>
    <style:style style:name="T293" style:parent-style-name="Absatz-Standardschriftart" style:family="text">
      <style:text-properties fo:font-style="italic" style:font-style-asian="italic" style:font-style-complex="italic" fo:color="#000000" fo:language="de" fo:country="DE"/>
    </style:style>
    <style:style style:name="T294" style:parent-style-name="Absatz-Standardschriftart" style:family="text">
      <style:text-properties fo:font-style="italic" style:font-style-asian="italic" style:font-style-complex="italic" fo:color="#000000" fo:language="de" fo:country="DE"/>
    </style:style>
    <style:style style:name="P295" style:parent-style-name="Überschrift3" style:family="paragraph">
      <style:text-properties fo:language="de" fo:country="DE"/>
    </style:style>
    <style:style style:name="T296" style:parent-style-name="Absatz-Standardschriftart" style:family="text">
      <style:text-properties fo:font-style="italic" style:font-style-asian="italic" style:font-style-complex="italic" fo:color="#3465A4"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T298" style:parent-style-name="Absatz-Standardschriftart" style:family="text">
      <style:text-properties fo:font-style="italic" style:font-style-asian="italic" style:font-style-complex="italic" fo:color="#000000" fo:language="de" fo:country="DE"/>
    </style:style>
    <style:style style:name="P299" style:parent-style-name="Textbody" style:family="paragraph">
      <style:text-properties fo:font-style="italic" style:font-style-asian="italic" style:font-style-complex="italic" fo:color="#000000" fo:language="de" fo:country="DE"/>
    </style:style>
    <style:style style:name="P300" style:parent-style-name="Überschrift3" style:family="paragraph">
      <style:text-properties fo:language="de" fo:country="DE"/>
    </style:style>
    <style:style style:name="P301" style:parent-style-name="Textbody" style:family="paragraph">
      <style:text-properties fo:font-style="italic" style:font-style-asian="italic" style:font-style-complex="italic" fo:color="#3465A4" fo:language="de" fo:country="DE"/>
    </style:style>
    <style:style style:name="T302" style:parent-style-name="Absatz-Standardschriftart" style:family="text">
      <style:text-properties fo:font-style="italic" style:font-style-asian="italic" style:font-style-complex="italic" fo:color="#3465A4" fo:language="de" fo:country="DE"/>
    </style:style>
    <style:style style:name="T303" style:parent-style-name="Absatz-Standardschriftart" style:family="text">
      <style:text-properties fo:font-style="italic" style:font-style-asian="italic" style:font-style-complex="italic" fo:language="de" fo:country="DE"/>
    </style:style>
    <style:style style:name="T304" style:parent-style-name="Absatz-Standardschriftart" style:family="text">
      <style:text-properties fo:font-style="italic" style:font-style-asian="italic" style:font-style-complex="italic" fo:color="#3465A4" fo:language="de" fo:country="DE"/>
    </style:style>
    <style:style style:name="P305" style:parent-style-name="Überschrift1" style:family="paragraph">
      <style:text-properties fo:language="de" fo:country="DE"/>
    </style:style>
    <style:style style:name="P306" style:parent-style-name="Überschrift3" style:family="paragraph">
      <style:text-properties fo:language="de" fo:country="DE"/>
    </style:style>
    <style:style style:name="T307" style:parent-style-name="Absatz-Standardschriftart" style:family="text">
      <style:text-properties fo:font-style="italic" style:font-style-asian="italic" style:font-style-complex="italic" fo:color="#3465A4" fo:language="de" fo:country="DE"/>
    </style:style>
    <style:style style:name="T308" style:parent-style-name="Absatz-Standardschriftart" style:family="text">
      <style:text-properties fo:color="#3465A4" fo:language="de" fo:country="DE"/>
    </style:style>
    <style:style style:name="T309" style:parent-style-name="Absatz-Standardschriftart" style:family="text">
      <style:text-properties fo:font-style="italic" style:font-style-asian="italic" style:font-style-complex="italic" fo:color="#3465A4" fo:language="de" fo:country="DE"/>
    </style:style>
    <style:style style:name="T310" style:parent-style-name="Absatz-Standardschriftart" style:family="text">
      <style:text-properties fo:language="de" fo:country="DE"/>
    </style:style>
    <style:style style:name="T311" style:parent-style-name="Absatz-Standardschriftart" style:family="text">
      <style:text-properties fo:language="de" fo:country="DE"/>
    </style:style>
    <style:style style:name="P312" style:parent-style-name="Textbody" style:family="paragraph">
      <style:text-properties fo:font-style="italic" style:font-style-asian="italic" style:font-style-complex="italic" fo:language="de" fo:country="DE"/>
    </style:style>
    <style:style style:name="P313" style:parent-style-name="Überschrift3" style:family="paragraph">
      <style:text-properties fo:language="de" fo:country="DE"/>
    </style:style>
    <style:style style:name="P314" style:parent-style-name="Textbody" style:family="paragraph">
      <style:text-properties fo:font-style="italic" style:font-style-asian="italic" style:font-style-complex="italic" fo:color="#3465A4" fo:language="de" fo:country="DE"/>
    </style:style>
    <style:style style:name="P315" style:parent-style-name="Textbody" style:family="paragraph">
      <style:text-properties fo:font-style="italic" style:font-style-asian="italic" style:font-style-complex="italic" fo:color="#000000"/>
    </style:style>
    <style:style style:name="P316" style:parent-style-name="Textbody" style:family="paragraph">
      <style:text-properties fo:font-style="italic" style:font-style-asian="italic" style:font-style-complex="italic" fo:color="#000000"/>
    </style:style>
    <style:style style:name="T317" style:parent-style-name="Absatz-Standardschriftart" style:family="text">
      <style:text-properties fo:font-style="italic" style:font-style-asian="italic" style:font-style-complex="italic" fo:color="#000000"/>
    </style:style>
    <style:style style:name="T318" style:parent-style-name="Absatz-Standardschriftart" style:family="text">
      <style:text-properties fo:font-style="italic" style:font-style-asian="italic" style:font-style-complex="italic" fo:color="#000000"/>
    </style:style>
    <style:style style:name="T319" style:parent-style-name="Absatz-Standardschriftart" style:family="text">
      <style:text-properties fo:font-style="italic" style:font-style-asian="italic" style:font-style-complex="italic" fo:color="#000000" fo:language="de" fo:country="DE"/>
    </style:style>
    <style:style style:name="P320" style:parent-style-name="Textbody" style:family="paragraph">
      <style:text-properties fo:font-style="italic" style:font-style-asian="italic" style:font-style-complex="italic" fo:color="#000000"/>
    </style:style>
    <style:style style:name="T321" style:parent-style-name="Absatz-Standardschriftart" style:family="text">
      <style:text-properties fo:font-style="italic" style:font-style-asian="italic" style:font-style-complex="italic" fo:color="#000000"/>
    </style:style>
    <style:style style:name="T322" style:parent-style-name="Absatz-Standardschriftart" style:family="text">
      <style:text-properties fo:font-style="italic" style:font-style-asian="italic" style:font-style-complex="italic" fo:color="#000000"/>
    </style:style>
    <style:style style:name="P323" style:parent-style-name="Textbody" style:family="paragraph">
      <style:text-properties fo:font-style="italic" style:font-style-asian="italic" style:font-style-complex="italic" fo:color="#000000"/>
    </style:style>
    <style:style style:name="P324" style:parent-style-name="Textbody" style:family="paragraph">
      <style:text-properties fo:font-style="italic" style:font-style-asian="italic" style:font-style-complex="italic" fo:color="#000000"/>
    </style:style>
    <style:style style:name="T325" style:parent-style-name="Absatz-Standardschriftart" style:family="text">
      <style:text-properties fo:font-style="italic" style:font-style-asian="italic" style:font-style-complex="italic" fo:color="#000000" fo:language="de" fo:country="DE"/>
    </style:style>
    <style:style style:name="T326" style:parent-style-name="Absatz-Standardschriftart" style:family="text">
      <style:text-properties fo:font-style="italic" style:font-style-asian="italic" style:font-style-complex="italic" fo:color="#000000" fo:language="de" fo:country="DE"/>
    </style:style>
    <style:style style:name="P327" style:parent-style-name="Textbody" style:family="paragraph">
      <style:text-properties fo:font-style="italic" style:font-style-asian="italic" style:font-style-complex="italic" fo:color="#000000"/>
    </style:style>
    <style:style style:name="P328" style:parent-style-name="Textbody" style:family="paragraph">
      <style:text-properties fo:font-style="italic" style:font-style-asian="italic" style:font-style-complex="italic" fo:color="#000000"/>
    </style:style>
    <style:style style:name="T329" style:parent-style-name="Absatz-Standardschriftart" style:family="text">
      <style:text-properties fo:font-style="italic" style:font-style-asian="italic" style:font-style-complex="italic" fo:color="#000000"/>
    </style:style>
    <style:style style:name="T330" style:parent-style-name="Absatz-Standardschriftart" style:family="text">
      <style:text-properties fo:font-style="italic" style:font-style-asian="italic" style:font-style-complex="italic" fo:color="#000000"/>
    </style:style>
    <style:style style:name="T331" style:parent-style-name="Absatz-Standardschriftart" style:family="text">
      <style:text-properties fo:font-style="italic" style:font-style-asian="italic" style:font-style-complex="italic" fo:color="#000000" fo:language="de" fo:country="DE"/>
    </style:style>
    <style:style style:name="P332" style:parent-style-name="Textbody" style:family="paragraph">
      <style:text-properties fo:font-style="italic" style:font-style-asian="italic" style:font-style-complex="italic" fo:color="#000000"/>
    </style:style>
    <style:style style:name="P333" style:parent-style-name="Textbody" style:family="paragraph">
      <style:text-properties fo:language="de" fo:country="DE"/>
    </style:style>
    <style:style style:name="P334" style:parent-style-name="Überschrift1" style:family="paragraph">
      <style:text-properties fo:language="de" fo:country="DE"/>
    </style:style>
    <style:style style:name="T335" style:parent-style-name="Absatz-Standardschriftart" style:family="text">
      <style:text-properties fo:font-style="italic" style:font-style-asian="italic" style:font-style-complex="italic" fo:color="#3465A4" fo:language="de" fo:country="DE"/>
    </style:style>
    <style:style style:name="T33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37" style:parent-style-name="Absatz-Standardschriftart" style:family="text">
      <style:text-properties fo:font-style="italic" style:font-style-asian="italic" style:font-style-complex="italic" fo:color="#3465A4" fo:language="de" fo:country="DE"/>
    </style:style>
    <style:style style:name="P338" style:parent-style-name="Überschrift3" style:family="paragraph">
      <style:text-properties fo:language="de" fo:country="DE"/>
    </style:style>
    <style:style style:name="P339" style:parent-style-name="Textbody" style:family="paragraph">
      <style:text-properties fo:language="de" fo:country="DE"/>
    </style:style>
    <style:style style:name="P340" style:parent-style-name="Überschrift3" style:family="paragraph">
      <style:text-properties fo:language="de" fo:country="DE"/>
    </style:style>
    <style:style style:name="T341" style:parent-style-name="Absatz-Standardschriftart" style:family="text">
      <style:text-properties fo:language="de" fo:country="D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P75">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76">Soll die Anwendung außerhalb einer IDE gestartet werden ist zuerst eine Kompilierung des Quelltextes erforderlich. Hierzu wird Maven in der Version … benötigt. Mit dem Befehl „mvn install“ kann die Anwendung kompiliert werden. Das Ergebnis ist eine ausführbare Jar-Datei im „target“ Ordner. Mit der Konsole kann nun in dieses Verzeichnis navigiert und mit dem Befehl „java -jar filename.jar“ <text:s/>das Programm ausgeführt werden.</text:p>
      <text:h text:style-name="P77" text:outline-level="3">Technischer Überblick (2P)</text:h>
      <text:p text:style-name="P78">[Nennung und Erläuterung der Technologien (z.B. Java, MySQL, …), jeweils Begründung für den Einsatz der Technologien]</text:p>
      <text:p text:style-name="P79">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text:s/><text:soft-page-break/>Textdateien entschieden. Zuerst stand eine Datenbank wie beispielsweise MariaDB im Raum. In Absprache mit dem Dozenten wurde dies aus Komplexitätsgründen wieder verworfen. Daher werden bei der Ausführung des Programms mehrere Dateien angelegt.</text:p>
      <text:p text:style-name="P80"/>
      <text:h text:style-name="Überschrift1" text:outline-level="1"><text:span text:style-name="T81">Kapitel 2: Clean Archite</text:span><text:span text:style-name="T82">cture</text:span><text:span text:style-name="T83"><text:s/>(8P)</text:span></text:h>
      <text:h text:style-name="Überschrift3" text:outline-level="3">Was ist Clean Architecture?<text:s/><text:span text:style-name="T84">(1P)</text:span></text:h>
      <text:p text:style-name="P85">[allgemeine Beschreibung der Clean Architecture in eigenen Worten]</text:p>
      <text:p text:style-name="P8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8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8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89">Das Hauptziel der Clean Architecture besteht darin, eine klare Trennung zwischen den verschiedenen Schichten zu erreichen, wodurch die Austauschbarkeit, Testbarkeit und Wartbarkeit der Software verbessert wird.</text:p>
      <text:p text:style-name="P90"/>
      <text:h text:style-name="P91" text:outline-level="3">Analyse der Dependency Rule (3P)</text:h>
      <text:p text:style-name="P9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9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94" text:outline-level="4">Positiv-Beispiel 1: Dependency Rule</text:h>
      <text:p text:style-name="Textbody"><text:span text:style-name="T95">In diesem Beispiel greift der UserAdapter auf das User</text:span><text:span text:style-name="T96">modell</text:span><text:span text:style-name="T97"><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text:s/><text:soft-page-break/>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98" text:outline-level="4">Positiv-Beispiel 2: Dependency Rule</text:h>
      <text:p text:style-name="NormalWeb">In diesem<text:s/>Beispiel greift der SudokuPersistenceAdapter, der zur Adapterschicht gehört, auf das Sudoku-Model aus dem Domainkern zu. Dieser Zugriff ist erlaubt, da die Abhängigkeit in<text:s/>die<text:s/>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99"/>
      <text:p text:style-name="P100"/>
      <text:h text:style-name="Überschrift4" text:outline-level="4"><text:span text:style-name="T101"><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02" text:outline-level="4"/>
      <text:h text:style-name="P103"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text:s/><text:soft-page-break/>bleibt der Domainkern unabhängig von den Details der äußeren Schicht und kann sich auf seine Aufgabe, die Businesslogik, konzentrieren.</text:p>
      <text:h text:style-name="P104" text:outline-level="4">Negativ-Beispiel: Dependency Rule</text:h>
      <text:p text:style-name="P105">Die Klasse DurationTrackService<text:s/>welche sie um das Messen der Spieldauer kümmert,<text:s/>nutzt direkt den Adapter<text:s/>für die Persistierung der Zeit. Dadurch greift eine<text:s/>innen liegende Schicht auf eine äußere zu, welches die Dependency Rule verletzt.<text:s/></text:p>
      <text:h text:style-name="Überschrift3" text:outline-level="3"><text:span text:style-name="T106"><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07"/>
      <text:p text:style-name="NormalWeb">Im beschriebenen Beispiel greift die Klasse DurationTrackService, die<text:s/>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text:s/>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text:s/>einen Port<text:s/>oder Schnittstelle mit der äußeren Schicht kommunizieren und die konkrete Implementierung des Adapters sollte in der äußeren Schicht erfolgen. Dadurch wird die Dependency Rule eingehalten und die Abhängigkeit wird von innen nach außen gelenkt.</text:p>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08" text:outline-level="3">Analyse der Schichten (4P)</text:h>
      <text:p text:style-name="P109">[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10">Erläuterung: Unser Projekt hat die Schichten: Domain, Application und Adapter. Die Schichten sind bei uns im Projekt über Packages aufgebaut. Klassen im Adapter Package enden dabei immer mit dem<text:s/></text:span><text:soft-page-break/><text:span text:style-name="T111">Wort Adapter. Klassen in der Applicationschicht enden mit dem Namen Service. Wir haben bei uns im Projekt Use-Cases in sogenannte Serviceklassen zusammengepackt. <text:s/>TODO: Begründen warum<text:s/></text:span><text:span text:style-name="T112"><text:s/></text:span></text:p>
      <text:h text:style-name="P113" text:outline-level="4">Schicht: Domainschicht</text:h>
      <text:p text:style-name="Textbody"><text:span text:style-name="T114"><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15">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16" text:outline-level="4">Schicht: Adapterschicht</text:h>
      <text:p text:style-name="P117">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soft-page-break/>
      <text:p text:style-name="Textbody"><text:span text:style-name="T118"><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19" text:outline-level="1">Kapitel 3: SOLID (8P)</text:h>
      <text:h text:style-name="P120" text:outline-level="3">Analyse SRP (3P)</text:h>
      <text:p text:style-name="P121">[zwei Klassen als positives Beispiel und eine Klasse als negatives Beispiel für SRP; <text:s/>jeweils UML und Beschreibung der Aufgabe bzw. der Aufgaben und möglicher Lösungsweg des Negativ-Beispiels (inkl. UML)]</text:p>
      <text:h text:style-name="P122" text:outline-level="4">Positiv-Beispiel 1</text:h>
      <text:p text:style-name="Textbody"><text:span text:style-name="T123"><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24">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25">e allerdings</text:span><text:s/>keinen anderen Zweck. Das bedeutet, dass Änderungen an der Art und Weise, wie das Sudoku auf der Kommandozeile ausgegeben wird, nur diese Klasse betreffen und keine anderen Teile des Systems beeinflussen.</text:p>
      <text:p text:style-name="P126"/>
      <text:h text:style-name="P127" text:outline-level="4">Positiv-Beispiel 2</text:h>
      <text:p text:style-name="Textbody"><text:span text:style-name="T128">D</text:span>ie Klasse EncryptionService das SRP, da sie sich ausschließlich um die Verschlüsselung des Nutzerpassworts kümmert. Die Klasse enthält die entsprechenden Felder und Methoden für die<text:s/><text:soft-page-break/>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29"><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30" text:outline-level="4"/>
      <text:h text:style-name="P131" text:outline-level="4"/>
      <text:h text:style-name="P132" text:outline-level="4"/>
      <text:h text:style-name="P133" text:outline-level="4"/>
      <text:h text:style-name="P134" text:outline-level="4"/>
      <text:h text:style-name="P135" text:outline-level="4"/>
      <text:h text:style-name="P136" text:outline-level="4"/>
      <text:h text:style-name="P137" text:outline-level="4"/>
      <text:h text:style-name="P138" text:outline-level="4">Negativ-Beispiel</text:h>
      <text:p text:style-name="NormalWeb">Im Fall des SudokuFieldsRemover erfüllt die Klasse nicht das SRP, da sie neben dem Entfernen von Feldern aus einem Sudokufeld auch noch die Funktion der Überprüfung, ob<text:s/>ein<text:s/>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39"><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40" text:outline-level="3">Analyse OCP (3P)</text:h>
      <text:p text:style-name="P14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42"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text:s/><text:soft-page-break/>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43" text:outline-level="4"/>
      <text:h text:style-name="P144" text:outline-level="4">Positiv-Beispiel 2</text:h>
      <text:p text:style-name="Textbody"><text:span text:style-name="T145"><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text:s/>ebenfalls<text:s/>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text:s/>angepasst beziehungsweise verändert<text:s/>werden.</text:p>
      <text:soft-page-break/>
      <text:p text:style-name="NormalWeb">Diese Vorgehensweise ermöglicht es, das Menü flexibel und erweiterbar zu gestalten, ohne den bestehenden Code zu modifizieren. Dadurch bleibt der Code stabil und es besteht keine Gefahr von ungewollten Nebeneffekten.</text:p>
      <text:h text:style-name="P146" text:outline-level="4"/>
      <text:h text:style-name="P147" text:outline-level="4">Negativ-Beispiel</text:h>
      <text:p text:style-name="Textbody"><text:span text:style-name="T148">Negativ-Beispiel wurde Refactored, da es über die Zeit sehr unübersichtlich wurde.</text:span></text:p>
      <text:p text:style-name="Textbody"><text:span text:style-name="T149">Commitlink:</text:span></text:p>
      <text:p text:style-name="Textbody"><text:span text:style-name="T150"><text:s/></text:span><text:a xlink:href="https://github.com/mohjohfox/cli-sudoku/commit/b471c8596367d025cfe6745a2ea6e905892462f0" office:target-frame-name="_top" xlink:show="replace"><text:span text:style-name="T151">https://github.com/mohjohfox/cli-sudoku/commit/b471c8596367d025cfe6745a2ea6e905892462f0</text:span></text:a></text:p>
      <text:p text:style-name="Textbody"><text:span text:style-name="T152">https://github.com/mohjohfox/cli-sudoku/commit/31c2345060f04dbce07956b5e583cd805a997090<text:s/></text:span></text:p>
      <text:p text:style-name="P153">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54"><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55"><text:s/></text:span></text:p>
      <text:h text:style-name="P156" text:outline-level="3">Analyse [LSP/ISP] (1P)</text:h>
      <text:p text:style-name="Textbody"><text:span text:style-name="T157">[jeweils eine Klasse als positives und negatives Beispiel für entweder LSP<text:s/></text:span><text:span text:style-name="T158">oder</text:span><text:span text:style-name="T159"><text:s/>ISP; <text:s/>jeweils UML und Begründung, warum hier das Prinzip erfüllt/nicht erfüllt wird; beim Negativ-Beispiel UML einer möglichen Lösung hinzufügen]</text:span></text:p>
      <text:p text:style-name="P160">[Anm.: es darf nur ein Prinzip ausgewählt werden; es darf NICHT z.B. ein positives Beispiel für LSP und ein negatives Beispiel für ISP genommen werden]</text:p>
      <text:soft-page-break/>
      <text:h text:style-name="P161" text:outline-level="4">Positiv-Beispiel</text:h>
      <text:p text:style-name="Textbody"><text:span text:style-name="T162"><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63"><text:s text:c="2"/></text:span></text:p>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text:s/>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64" text:outline-level="4"/>
      <text:h text:style-name="P165" text:outline-level="4">Negativ-Beispiel</text:h>
      <text:p text:style-name="Textbody"><text:span text:style-name="T166">Für die Generierung von Sudokus gibt es unterschiedliche Möglichkeiten. Wir haben</text:span><text:span text:style-name="T167"><text:s/></text:span><text:span text:style-name="T168">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69"><text:s/>beispielsweise</text:span><text:span text:style-name="T170"><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71"><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soft-page-break/>
      <text:p text:style-name="NormalWeb">Um das Liskovsche Substitutionsprinzip einzuhalten und das Beispiel zu verbessern, könnten<text:s/>beispielsweise<text:s/>folgende Schritte<text:s/>umgesetzt<text:s/>werden:</text:p>
      <text:list text:style-name="LFO2" text:continue-numbering="true">
        <text:list-item>
          <text:p text:style-name="P172">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73">Implementierung des Interfaces oder der abstrakten Klasse: Die konkreten<text:s/>Generierungsklassen<text:s/>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74">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75">Durch dieses Vorgehen wird das<text:s/>Hinzufügen weiterer Generierungsoptionen<text:s/>vereinfacht.<text:s/>Wenn weitere Möglichkeiten für die Generierung hinzukommen<text:s/>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76" text:outline-level="3">Analyse [DIP] (1P)</text:h>
      <text:p text:style-name="P177">[jeweils eine Klasse als positives und negatives Beispiel für DIP; <text:s/>jeweils UML und Begründung, warum hier das Prinzip erfüllt/nicht erfüllt wird; beim Negativ-Beispiel UML einer möglichen Lösung hinzufügen]</text:p>
      <text:h text:style-name="P178" text:outline-level="4">Positiv-Beispiel</text:h>
      <text:p text:style-name="Textbody"><text:span text:style-name="T179">Durch die hexagonale Architektur ist das DIP durch die Nutzun</text:span><text:span text:style-name="T180">g</text:span><text:span text:style-name="T181"><text:s/>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82"/>
      <text:soft-page-break/>
      <text:p text:style-name="Textbody"><text:span text:style-name="T183"><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h text:style-name="P184" text:outline-level="4">Negativ-Beispiel</text:h>
      <text:p text:style-name="Textbody"><text:span text:style-name="T185"><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text:s/>(DurationTrackPort)<text:s/>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186" text:outline-level="1">Kapitel 4: Weitere Prinzipien (8P)</text:h>
      <text:h text:style-name="Überschrift3" text:outline-level="3"><text:span text:style-name="T187">Analyse GRASP: Geringe Kopplung (3P)</text:span><text:span text:style-name="T188"><text:s text:c="2"/></text:span><text:span text:style-name="T189"><text:s text:c="2"/></text:span></text:h>
      <text:p text:style-name="Textbody"><text:span text:style-name="T190">[eine<text:s/></text:span><text:span text:style-name="T191">bis jetzt noch nicht behandelte</text:span><text:span text:style-name="T192"><text:s/>Klasse als positives Beispiel geringer Kopplung; UML mit zusammenspielenden Klassen, Aufgabenbeschreibung der Klasse und Begründung, warum hier eine geringe Kopplung vorliegt]</text:span></text:p>
      <text:soft-page-break/>
      <text:h text:style-name="P193" text:outline-level="3">Analyse GRASP: Polymorphismus (1,5P) <text:s/></text:h>
      <text:p text:style-name="P194">[eine Klasse als positives Beispiel entweder von Polymorphismus oder von Pure Fabrication; UML Diagramm und Begründung, warum es hier zum Einsatz kommt]</text:p>
      <text:h text:style-name="Überschrift3" text:outline-level="3">Analyse GRASP: Pure Fabrication (1,5P) <text:s/></text:h>
      <text:p text:style-name="P195">[eine Klasse als positives Beispiel entweder von Polymorphismus oder von Pure Fabrication; UML Diagramm und Begründung, warum es hier zum Einsatz kommt]</text:p>
      <text:h text:style-name="P196" text:outline-level="3">DRY (2P)</text:h>
      <text:p text:style-name="P197">[ein Commit angeben, bei dem duplizierter Code/duplizierte Logik aufgelöst wurde; Code-Beispiele (vorher/nachher) einfügen; begründen und Auswirkung beschreiben – ggf. UML zum Verständnis ergänzen]</text:p>
      <text:h text:style-name="Überschrift1" text:outline-level="1">Kapitel 5:<text:s/><text:span text:style-name="T198">Unit Tests</text:span><text:s/>(8P)</text:h>
      <text:h text:style-name="Überschrift3" text:outline-level="3">10 Unit Tests (2P)</text:h>
      <text:p text:style-name="P199">[Nennung von 10 Unit-Tests und Beschreibung, was getestet wird]</text:p>
      <table:table table:style-name="Table200">
        <table:table-columns>
          <table:table-column table:style-name="TableColumn201"/>
          <table:table-column table:style-name="TableColumn202"/>
        </table:table-columns>
        <table:table-row table:style-name="TableRow203">
          <table:table-cell table:style-name="TableCell204">
            <text:p text:style-name="TableContents">Unit Test</text:p>
          </table:table-cell>
          <table:table-cell table:style-name="TableCell205">
            <text:p text:style-name="TableContents">Beschreibung</text:p>
          </table:table-cell>
        </table:table-row>
        <table:table-row table:style-name="TableRow206">
          <table:table-cell table:style-name="TableCell207">
            <text:p text:style-name="P208">Klasse#Methode</text:p>
          </table:table-cell>
          <table:table-cell table:style-name="TableCell209">
            <text:p text:style-name="TableContents"/>
          </table:table-cell>
        </table:table-row>
        <table:table-row table:style-name="TableRow210">
          <table:table-cell table:style-name="TableCell211">
            <text:p text:style-name="TableContents"/>
          </table:table-cell>
          <table:table-cell table:style-name="TableCell212">
            <text:p text:style-name="TableContents"/>
          </table:table-cell>
        </table:table-row>
        <table:table-row table:style-name="TableRow213">
          <table:table-cell table:style-name="TableCell214">
            <text:p text:style-name="TableContents"/>
          </table:table-cell>
          <table:table-cell table:style-name="TableCell215">
            <text:p text:style-name="TableContents"/>
          </table:table-cell>
        </table:table-row>
        <table:table-row table:style-name="TableRow216">
          <table:table-cell table:style-name="TableCell217">
            <text:p text:style-name="TableContents"/>
          </table:table-cell>
          <table:table-cell table:style-name="TableCell218">
            <text:p text:style-name="TableContents"/>
          </table:table-cell>
        </table:table-row>
        <table:table-row table:style-name="TableRow219">
          <table:table-cell table:style-name="TableCell220">
            <text:p text:style-name="TableContents"/>
          </table:table-cell>
          <table:table-cell table:style-name="TableCell221">
            <text:p text:style-name="TableContents"/>
          </table:table-cell>
        </table:table-row>
        <table:table-row table:style-name="TableRow222">
          <table:table-cell table:style-name="TableCell223">
            <text:p text:style-name="TableContents"/>
          </table:table-cell>
          <table:table-cell table:style-name="TableCell224">
            <text:p text:style-name="TableContents"/>
          </table:table-cell>
        </table:table-row>
        <table:table-row table:style-name="TableRow225">
          <table:table-cell table:style-name="TableCell226">
            <text:p text:style-name="TableContents"/>
          </table:table-cell>
          <table:table-cell table:style-name="TableCell227">
            <text:p text:style-name="TableContents"/>
          </table:table-cell>
        </table:table-row>
        <table:table-row table:style-name="TableRow228">
          <table:table-cell table:style-name="TableCell229">
            <text:p text:style-name="TableContents"/>
          </table:table-cell>
          <table:table-cell table:style-name="TableCell230">
            <text:p text:style-name="TableContents"/>
          </table:table-cell>
        </table:table-row>
        <table:table-row table:style-name="TableRow231">
          <table:table-cell table:style-name="TableCell232">
            <text:p text:style-name="TableContents"/>
          </table:table-cell>
          <table:table-cell table:style-name="TableCell233">
            <text:p text:style-name="TableContents"/>
          </table:table-cell>
        </table:table-row>
        <table:table-row table:style-name="TableRow234">
          <table:table-cell table:style-name="TableCell235">
            <text:p text:style-name="TableContents"/>
          </table:table-cell>
          <table:table-cell table:style-name="TableCell236">
            <text:p text:style-name="TableContents"/>
          </table:table-cell>
        </table:table-row>
      </table:table>
      <text:p text:style-name="P237"/>
      <text:h text:style-name="Überschrift3" text:outline-level="3">ATRIP: Automatic (1P)</text:h>
      <text:p text:style-name="P238">[Begründung/Erläuterung, wie ‘Automatic’ realisiert wurde]</text:p>
      <text:h text:style-name="P239" text:outline-level="3">ATRIP: Thorough (1P)</text:h>
      <text:p text:style-name="P240">[Code Coverage im Projekt analysieren und begründen]</text:p>
      <text:h text:style-name="P241" text:outline-level="3">ATRIP: Professional (1P)</text:h>
      <text:p text:style-name="P242">[1 positves Beispiel zu ‘Professional’; Code-Beispiel, Analyse und Begründung, was professionell ist]</text:p>
      <text:h text:style-name="P243" text:outline-level="3">Fakes und Mocks (3P)</text:h>
      <text:p text:style-name="Textbody"><text:span text:style-name="T244">[Analyse und Begründung des Einsatzes von 2 Fake/Mock-Objekten (die Fake/Mocks sind<text:s/></text:span><text:span text:style-name="T245">ohne</text:span><text:span text:style-name="T246"><text:s/>Dritthersteller-Bibliothek/Framework zu implementieren); zusätzlich jeweils UML Diagramm mit Beziehungen zwischen Mock, zu mockender Klasse und Aufrufer des Mocks]</text:span></text:p>
      <text:p text:style-name="P247"/>
      <text:h text:style-name="Überschrift1" text:outline-level="1">Kapitel 6: Domain Driven Design (8P)</text:h>
      <text:h text:style-name="Überschrift3" text:outline-level="3">Ubiquitous Language (2P)</text:h>
      <text:p text:style-name="P248">[4 Beispiele für die Ubiquitous Language; jeweils Bezeichung, Bedeutung und kurze Begründung, warum es zur Ubiquitous Language gehört]</text:p>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ext:p text:style-name="P255">Bezeichung</text:p>
          </table:table-cell>
          <table:table-cell table:style-name="TableCell256">
            <text:p text:style-name="P257">Bedeutung</text:p>
          </table:table-cell>
          <table:table-cell table:style-name="TableCell258">
            <text:p text:style-name="P259">Begründung</text:p>
          </table:table-cell>
        </table:table-row>
        <table:table-row table:style-name="TableRow260">
          <table:table-cell table:style-name="TableCell261">
            <text:p text:style-name="TableContents">Spielfeld</text:p>
          </table:table-cell>
          <table:table-cell table:style-name="TableCell262">
            <text:p text:style-name="P263">Zweidimensionales Array mit Werten. Beide Dimensionen sind gleich groß.</text:p>
          </table:table-cell>
          <table:table-cell table:style-name="TableCell264">
            <text:p text:style-name="P265">Ein (Sudoku) Spielfeld hat im klassischen Sinne die Größe 9*9. In der vorliegenden Definition wird die Größe jedoch nicht beschränkt, da auch 4*4 und 16*16 Sudokus im Programm vorkommen.</text:p>
          </table:table-cell>
        </table:table-row>
        <table:table-row table:style-name="TableRow266">
          <table:table-cell table:style-name="TableCell267">
            <text:p text:style-name="TableContents">Output</text:p>
          </table:table-cell>
          <table:table-cell table:style-name="TableCell268">
            <text:p text:style-name="P269">Textuelle Ausgabe von Nutzeranweisungen oder de, Spielfeld in die Konsole.</text:p>
          </table:table-cell>
          <table:table-cell table:style-name="TableCell270">
            <text:p text:style-name="P271">Output kann in jeder Form vorliegen. Als Output könnten beispielsweise auch die Dateien zur Persistierung der Daten bezeichnet werden. Jedoch ist dies unter der Definition nicht gemeint.</text:p>
          </table:table-cell>
        </table:table-row>
        <table:table-row table:style-name="TableRow272">
          <table:table-cell table:style-name="TableCell273">
            <text:p text:style-name="TableContents">Setting</text:p>
          </table:table-cell>
          <table:table-cell table:style-name="TableCell274">
            <text:p text:style-name="P275">Informationen, mit welchen Hilfsaktionen ein Sudoku gelöst werden kann.</text:p>
          </table:table-cell>
          <table:table-cell table:style-name="TableCell276">
            <text:p text:style-name="P277">Setting kann in verschiedenen Spielkontexten unterschiedliche Dinge bedeuten. In unserem Fall geht es nur um aktive Tipps.</text:p>
          </table:table-cell>
        </table:table-row>
        <table:table-row table:style-name="TableRow278">
          <table:table-cell table:style-name="TableCell279">
            <text:p text:style-name="TableContents">Menu</text:p>
          </table:table-cell>
          <table:table-cell table:style-name="TableCell280">
            <text:p text:style-name="P281">Dialog, der es den Anwender:innen ermöglicht zwischen verschiedenen Optionen auszuwählen.</text:p>
          </table:table-cell>
          <table:table-cell table:style-name="TableCell282">
            <text:p text:style-name="P283">Menu ist ein doppeldeutiger Begriff der zum einen sich auf Essen oder auf den hier vorliegenden Fall beziehen kann. Daher ist die Klärung der Definition sinnvoll.</text:p>
          </table:table-cell>
        </table:table-row>
      </table:table>
      <text:p text:style-name="P284"/>
      <text:h text:style-name="Überschrift3" text:outline-level="3">Repositories (1,5P)</text:h>
      <text:p text:style-name="P285">[UML, Beschreibung und Begründung des Einsatzes eines Repositories; falls kein Repository vorhanden: ausführliche Begründung, warum es keines geben kann/hier nicht sinnvoll ist – NICHT, warum es nicht implementiert wurde]</text:p>
      <text:p text:style-name="Textbody"><text:span text:style-name="T286"><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87">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88"><text:s/></text:span></text:p>
      <text:h text:style-name="P289" text:outline-level="3">Aggregates (1,5P)</text:h>
      <text:p text:style-name="P290">[UML, Beschreibung und Begründung des Einsatzes eines Aggregates; falls kein Aggregate vorhanden: ausführliche Begründung, warum es keines geben kann/hier nicht sinnvoll ist– NICHT, warum es nicht implementiert wurde]</text:p>
      <text:soft-page-break/>
      <text:p text:style-name="P291">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292"/>
      <text:p text:style-name="Textbody"><text:span text:style-name="T293"><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294"><text:s text:c="2"/></text:span></text:p>
      <text:h text:style-name="P295" text:outline-level="3">Entities (1,5P)</text:h>
      <text:p text:style-name="Textbody"><text:span text:style-name="T296">[UML, Beschreibung und Begründung des Einsatzes einer Entity; falls keine Entity vorhanden: ausführliche Begründung, warum es keine geben kann/hier nicht sinnvoll ist– NICHT, warum es nicht implementiert wurde]</text:span></text:p>
      <text:soft-page-break/>
      <text:p text:style-name="Textbody"><text:span text:style-name="T297"><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298"><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299"/>
      <text:h text:style-name="P300" text:outline-level="3">Value Objects (1,5P)</text:h>
      <text:p text:style-name="P301">[UML, Beschreibung und Begründung des Einsatzes eines Value Objects; falls kein Value Object vorhanden: ausführliche Begründung, warum es keines geben kann/hier nicht sinnvoll ist– NICHT, warum es nicht implementiert wurde]</text:p>
      <text:p text:style-name="Textbody"><text:span text:style-name="T302"><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03">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04"><text:s/></text:span></text:p>
      <text:soft-page-break/>
      <text:h text:style-name="P305" text:outline-level="1">Kapitel 7: Refactoring (8P)</text:h>
      <text:h text:style-name="P306" text:outline-level="3">Code Smells (2P)</text:h>
      <text:p text:style-name="Textbody"><text:span text:style-name="T307">[jeweils 1 Code-Beispiel zu 3 unterschiedlichen Code Smells aus der Vorlesung; jeweils Code-Beispiel und einen möglichen Lösungsweg bzw. den genommen Lösungsweg beschreiben (inkl.</text:span><text:span text:style-name="T308"><text:s/></text:span><text:span text:style-name="T309">(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10">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soft-page-break/>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11">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P312">Die Methode userInputDialog() kümmert sich um den Spieldialog während eines Spiels. Anfangs war sämtliche Logik in dieser Methode involviert. Die einzelnen Überprüfungen wurden dann in einzelne<text:s/><text:soft-page-break/>Methoden ausgelagert. Dadurch ist eine einfachere Anpassung und vor allem übersichtlichere Darstellung vorhanden.</text:p>
      <text:h text:style-name="P313" text:outline-level="3">3 Refactorings (6P)</text:h>
      <text:p text:style-name="P314">[3 unterschiedliche Refactorings aus der Vorlesung anwenden, begründen, sowie UML vorher/nachher liefern; jeweils auf die Commits verweisen]</text:p>
      <text:p text:style-name="P315">1. Extract Method</text:p>
      <text:p text:style-name="P316">Commits:</text:p>
      <text:p text:style-name="Textbody"><text:span text:style-name="T317">https://github.com/mohjohfox/cli-sudoku/commit/e359a100d94f71ccd615d0bbdcba66936b10a89f<text:s/></text:span><text:a xlink:href="https://github.com/mohjohfox/cli-sudoku/commit/4738147c9426e0db1e6ef323c63690bb3d34c8d8" office:target-frame-name="_top" xlink:show="replace"><text:span text:style-name="T318">https://github.com/mohjohfox/cli-sudoku/commit/4738147c9426e0db1e6ef323c63690bb3d34c8d8</text:span></text:a></text:p>
      <text:p text:style-name="Textbody"><text:span text:style-name="T319">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20">2. Rename Method</text:p>
      <text:p text:style-name="Textbody"><text:span text:style-name="T321">Commit:<text:s/></text:span><text:a xlink:href="https://github.com/mohjohfox/cli-sudoku/commit/c1a1c020983c141d73346a8bbd2f2940f61e2819" office:target-frame-name="_top" xlink:show="replace"><text:span text:style-name="T322">https://github.com/mohjohfox/cli-sudoku/commit/c1a1c020983c141d73346a8bbd2f2940f61e2819</text:span></text:a></text:p>
      <text:p text:style-name="P323"/>
      <text:p text:style-name="P324"/>
      <text:p text:style-name="Textbody"><text:span text:style-name="T325"><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26">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27">3. Replace Temp with Query</text:p>
      <text:p text:style-name="P328">Commit:</text:p>
      <text:p text:style-name="Textbody"><text:a xlink:href="https://github.com/mohjohfox/cli-sudoku/commit/7c5748a5c3a075f9ba7ae67c101a72c45ca0b346" office:target-frame-name="_top" xlink:show="replace"><text:span text:style-name="T329">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30">https://github.com/mohjohfox/cli-sudoku/commit/85b236f90bbbc50a47aa926c810e7be4a170c043</text:span></text:a></text:p>
      <text:soft-page-break/>
      <text:p text:style-name="Textbody"><text:span text:style-name="T331"><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32"/>
      <text:p text:style-name="Textbody"/>
      <text:p text:style-name="P333">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34" text:outline-level="1">Kapitel 8: Entwurfsmuster (8P)</text:h>
      <text:p text:style-name="Textbody"><text:span text:style-name="T335">[2 unterschiedliche Entwurfsmuster aus der Vorlesung (oder<text:s/></text:span><text:span text:style-name="T336">nach Absprache</text:span><text:span text:style-name="T337"><text:s/>auch andere) jeweils sinnvoll einsetzen, begründen und UML-Diagramm]</text:span></text:p>
      <text:h text:style-name="P338" text:outline-level="3">Entwurfsmuster: [Adapter / Wrapper] (4P)</text:h>
      <text:p text:style-name="P339">Wrapper Klassen für bspw. Zeit</text:p>
      <text:h text:style-name="P340" text:outline-level="3">Entwurfsmuster: [Singelton] (4P)</text:h>
      <text:p text:style-name="Textbody"><text:span text:style-name="T341">- GameInformation oder DependencyFac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2:26:00Z</dc:date>
    <meta:template xlink:href="Normal" xlink:type="simple"/>
    <meta:editing-cycles>315</meta:editing-cycles>
    <meta:editing-duration>PT11760S</meta:editing-duration>
    <meta:document-statistic meta:page-count="25" meta:paragraph-count="80" meta:word-count="6053" meta:character-count="40478" meta:row-count="287" meta:non-whitespace-character-count="34505"/>
  </office:meta>
</office:document-meta>
</file>